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rsid="001672a6" officeooo:paragraph-rsid="001672a6"/>
    </style:style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1">
      <style:paragraph-properties fo:margin-top="0in" fo:margin-bottom="0in" loext:contextual-spacing="false"/>
      <style:text-properties officeooo:rsid="001672a6" officeooo:paragraph-rsid="001672a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kussionsspørgsmål: </text:p>
      <text:list xml:id="list2064470757895890974" text:style-name="L1">
        <text:list-item>
          <text:p text:style-name="P4">Hvad synes du om reklamefilmene? </text:p>
          <text:p text:style-name="P5">“What did I just watch??” Unødvendigt, meget underligt.</text:p>
        </text:list-item>
        <text:list-item>
          <text:p text:style-name="P4">Hvilket billede giver de af kønsrollerne - mand/kvinde? </text:p>
          <text:list>
            <text:list-item>
              <text:p text:style-name="P5">At mændene de er stærke, og derfor viser sig selv. Kvinderne kommer flyvende()</text:p>
            </text:list-item>
          </text:list>
        </text:list-item>
        <text:list-item>
          <text:p text:style-name="P2">Synes du, at de går over stregen? Begrund dit svar. </text:p>
          <text:list>
            <text:list-item>
              <text:p text:style-name="P3">Ja, den hvor damerne hopper I faldskærm, den er nok over grænsen, og unødvendig. Fordi det er forkert(mening) at lave en reklame på den måde, som I princippet kan nå ud til alle og det er ikke noget man selv kan vælge fra””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28:33.087790884</meta:creation-date>
    <meta:generator>LibreOffice/5.1.6.2$Linux_X86_64 LibreOffice_project/10m0$Build-2</meta:generator>
    <dc:date>2017-05-04T13:32:49.531226900</dc:date>
    <meta:editing-duration>PT3M30S</meta:editing-duration>
    <meta:editing-cycles>1</meta:editing-cycles>
    <meta:document-statistic meta:table-count="0" meta:image-count="0" meta:object-count="0" meta:page-count="1" meta:paragraph-count="7" meta:word-count="94" meta:character-count="526" meta:non-whitespace-character-count="440"/>
  </office:meta>
</office:document-meta>
</file>